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17bd6b" officeooo:paragraph-rsid="0017bd6b"/>
    </style:style>
    <style:style style:name="P10" style:family="paragraph" style:parent-style-name="Standard">
      <style:text-properties officeooo:rsid="00204db9" officeooo:paragraph-rsid="00204db9"/>
    </style:style>
    <style:style style:name="T1" style:family="text">
      <style:text-properties officeooo:rsid="0017b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0"><text:tab/>otherwise:<text:tab/><text:tab/><text:tab/>collect Token</text:p>
      <text:p text:style-name="P10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<text:soft-page-break/>lexicalStateStart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soft-page-break/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09T19:04:39.243384304</dc:date>
    <meta:editing-duration>PT1H42M18S</meta:editing-duration>
    <meta:editing-cycles>11</meta:editing-cycles>
    <meta:generator>LibreOffice/5.0.6.3$Linux_x86 LibreOffice_project/00m0$Build-3</meta:generator>
    <meta:document-statistic meta:table-count="0" meta:image-count="0" meta:object-count="0" meta:page-count="4" meta:paragraph-count="158" meta:word-count="358" meta:character-count="4923" meta:non-whitespace-character-count="4145"/>
  </office:meta>
</office:document-meta>
</file>